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 table:visibility="filter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 table:visibility="filter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 table:visibility="filter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 table:visibility="filter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 table:visibility="filter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 table:visibility="filter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 table:visibility="filter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 table:visibility="filter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 table:visibility="filter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visibility="filter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 table:number-rows-repeated="104791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50" table:display-filter-buttons="true">
          <table:filter>
            <table:filter-and>
              <table:filter-condition table:field-number="1" table:data-type="number" table:value="67" table:operator="!empty"/>
              <table:filter-condition table:field-number="2" table:data-type="number" table:value="67" table:operator="!empty"/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.00.0000</text:date>, <text:time style:data-style-name="N2" text:time-value="16:01:49.3978125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5.2$Linux_X86_64 LibreOffice_project/dd0751754f11728f69b42ee2af66670068624673</meta:generator>
    <meta:creation-date>2006-09-16T14:57:30</meta:creation-date>
    <dc:date>2020-04-10T16:03:56.743356724</dc:date>
    <meta:editing-cycles>370</meta:editing-cycles>
    <meta:editing-duration>PT17H22M55S</meta:editing-duration>
    <meta:document-statistic meta:table-count="2" meta:cell-count="1564" meta:object-count="0"/>
    <meta:user-defined meta:name="Info 1"/>
    <meta:user-defined meta:name="Info 2"/>
    <meta:user-defined meta:name="Info 3"/>
    <meta:user-defined meta:name="Info 4"/>
  </office:meta>
</office:document-meta>
</file>